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1.5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8000" fo:border-left="1.5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1.5pt solid #008000" fo:border-right="1.5pt solid #008000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Exploitations agricoles selon la taill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n millier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uperficie en hectar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000" calcext:value-type="float">
            <text:p>2000</text:p>
          </table:table-cell>
          <table:table-cell table:style-name="ce12" office:value-type="float" office:value="2005" calcext:value-type="float">
            <text:p>2005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000" calcext:value-type="float">
            <text:p>2000</text:p>
          </table:table-cell>
          <table:table-cell table:style-name="ce12" office:value-type="float" office:value="2005" calcext:value-type="float">
            <text:p>2005</text:p>
          </table:table-cell>
          <table:table-cell office:value-type="string" calcext:value-type="string">
            <text:p>Evolution 1979/2005</text:p>
          </table:table-cell>
          <table:table-cell office:value-type="string" calcext:value-type="string">
            <text:p>Evolution 2000/2005</text:p>
          </table:table-cell>
        </table:table-row>
        <table:table-row table:style-name="ro1">
          <table:table-cell table:style-name="ce4" office:value-type="string" calcext:value-type="string">
            <text:p>[0 ; 20[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557" calcext:value-type="float">
            <text:p>557</text:p>
          </table:table-cell>
          <table:table-cell table:style-name="ce8" office:value-type="float" office:value="325" calcext:value-type="float">
            <text:p>325</text:p>
          </table:table-cell>
          <table:table-cell table:style-name="ce13" office:value-type="float" office:value="237" calcext:value-type="float">
            <text:p>237</text:p>
          </table:table-cell>
          <table:table-cell table:formula="of:=([.B5]/[.B$10])*100" office:value-type="float" office:value="60.7284243863816" calcext:value-type="float">
            <text:p>60,7284243863816</text:p>
          </table:table-cell>
          <table:table-cell table:formula="of:=([.C5]/[.C$10])*100" office:value-type="float" office:value="54.7689282202557" calcext:value-type="float">
            <text:p>54,7689282202557</text:p>
          </table:table-cell>
          <table:table-cell table:formula="of:=([.D5]/[.D$10])*100" office:value-type="float" office:value="49.0196078431373" calcext:value-type="float">
            <text:p>49,0196078431373</text:p>
          </table:table-cell>
          <table:table-cell table:formula="of:=([.E5]/[.E$10])*100" office:value-type="float" office:value="43.4065934065934" calcext:value-type="float">
            <text:p>43,4065934065934</text:p>
          </table:table-cell>
          <table:table-cell table:formula="of:=([.E5]-[.B5])/[.B5]*100" office:value-type="float" office:value="-69.1003911342894" calcext:value-type="float">
            <text:p>-69,1003911342894</text:p>
          </table:table-cell>
          <table:table-cell table:formula="of:=([.E5]-[.D5])/[.D5]*100" office:value-type="float" office:value="-27.0769230769231" calcext:value-type="float">
            <text:p>-27,0769230769231</text:p>
          </table:table-cell>
        </table:table-row>
        <table:table-row table:style-name="ro1">
          <table:table-cell office:value-type="string" calcext:value-type="string">
            <text:p>[20 ; 50[ </text:p>
          </table:table-cell>
          <table:table-cell table:style-name="ce9" office:value-type="float" office:value="347" calcext:value-type="float">
            <text:p>347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138" calcext:value-type="float">
            <text:p>138</text:p>
          </table:table-cell>
          <table:table-cell table:style-name="ce14" office:value-type="float" office:value="109" calcext:value-type="float">
            <text:p>109</text:p>
          </table:table-cell>
          <table:table-cell table:formula="of:=([.B6]/[.B$10])*100" office:value-type="float" office:value="27.4742676167854" calcext:value-type="float">
            <text:p>27,4742676167854</text:p>
          </table:table-cell>
          <table:table-cell table:formula="of:=([.C6]/[.C$10])*100" office:value-type="float" office:value="28.3185840707965" calcext:value-type="float">
            <text:p>28,3185840707965</text:p>
          </table:table-cell>
          <table:table-cell table:formula="of:=([.D6]/[.D$10])*100" office:value-type="float" office:value="20.8144796380091" calcext:value-type="float">
            <text:p>20,8144796380091</text:p>
          </table:table-cell>
          <table:table-cell table:formula="of:=([.E6]/[.E$10])*100" office:value-type="float" office:value="19.96336996337" calcext:value-type="float">
            <text:p>19,96336996337</text:p>
          </table:table-cell>
          <table:table-cell table:formula="of:=([.E6]-[.B6])/[.B6]*100" office:value-type="float" office:value="-68.5878962536023" calcext:value-type="float">
            <text:p>-68,5878962536023</text:p>
          </table:table-cell>
          <table:table-cell table:formula="of:=([.E6]-[.D6])/[.D6]*100" office:value-type="float" office:value="-21.0144927536232" calcext:value-type="float">
            <text:p>-21,0144927536232</text:p>
          </table:table-cell>
        </table:table-row>
        <table:table-row table:style-name="ro1">
          <table:table-cell office:value-type="string" calcext:value-type="string">
            <text:p>[50 ; 100[ 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22" calcext:value-type="float">
            <text:p>122</text:p>
          </table:table-cell>
          <table:table-cell table:style-name="ce14" office:value-type="float" office:value="113" calcext:value-type="float">
            <text:p>113</text:p>
          </table:table-cell>
          <table:table-cell table:formula="of:=([.B7]/[.B$10])*100" office:value-type="float" office:value="9.02612826603325" calcext:value-type="float">
            <text:p>9,02612826603325</text:p>
          </table:table-cell>
          <table:table-cell table:formula="of:=([.C7]/[.C$10])*100" office:value-type="float" office:value="12.5860373647984" calcext:value-type="float">
            <text:p>12,5860373647984</text:p>
          </table:table-cell>
          <table:table-cell table:formula="of:=([.D7]/[.D$10])*100" office:value-type="float" office:value="18.4012066365008" calcext:value-type="float">
            <text:p>18,4012066365008</text:p>
          </table:table-cell>
          <table:table-cell table:formula="of:=([.E7]/[.E$10])*100" office:value-type="float" office:value="20.6959706959707" calcext:value-type="float">
            <text:p>20,6959706959707</text:p>
          </table:table-cell>
          <table:table-cell table:formula="of:=([.E7]-[.B7])/[.B7]*100" office:value-type="float" office:value="-0.87719298245614" calcext:value-type="float">
            <text:p>-0,87719298245614</text:p>
          </table:table-cell>
          <table:table-cell table:formula="of:=([.E7]-[.D7])/[.D7]*100" office:value-type="float" office:value="-7.37704918032787" calcext:value-type="float">
            <text:p>-7,37704918032787</text:p>
          </table:table-cell>
        </table:table-row>
        <table:table-row table:style-name="ro1">
          <table:table-cell office:value-type="string" calcext:value-type="string">
            <text:p>[100 ; 200[ 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64" calcext:value-type="float">
            <text:p>64</text:p>
          </table:table-cell>
          <table:table-cell table:style-name="ce14" office:value-type="float" office:value="70" calcext:value-type="float">
            <text:p>70</text:p>
          </table:table-cell>
          <table:table-cell table:formula="of:=([.B8]/[.B$10])*100" office:value-type="float" office:value="2.29612034837688" calcext:value-type="float">
            <text:p>2,29612034837688</text:p>
          </table:table-cell>
          <table:table-cell table:formula="of:=([.C8]/[.C$10])*100" office:value-type="float" office:value="3.63815142576204" calcext:value-type="float">
            <text:p>3,63815142576204</text:p>
          </table:table-cell>
          <table:table-cell table:formula="of:=([.D8]/[.D$10])*100" office:value-type="float" office:value="9.65309200603318" calcext:value-type="float">
            <text:p>9,65309200603318</text:p>
          </table:table-cell>
          <table:table-cell table:formula="of:=([.E8]/[.E$10])*100" office:value-type="float" office:value="12.8205128205128" calcext:value-type="float">
            <text:p>12,8205128205128</text:p>
          </table:table-cell>
          <table:table-cell table:formula="of:=([.E8]-[.B8])/[.B8]*100" office:value-type="float" office:value="141.379310344828" calcext:value-type="float">
            <text:p>141,379310344828</text:p>
          </table:table-cell>
          <table:table-cell table:formula="of:=([.E8]-[.D8])/[.D8]*100" office:value-type="float" office:value="9.375" calcext:value-type="float">
            <text:p>9,375</text:p>
          </table:table-cell>
        </table:table-row>
        <table:table-row table:style-name="ro1">
          <table:table-cell table:style-name="ce6" office:value-type="string" calcext:value-type="string">
            <text:p>&gt; 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5" office:value-type="float" office:value="17" calcext:value-type="float">
            <text:p>17</text:p>
          </table:table-cell>
          <table:table-cell table:formula="of:=([.B9]/[.B$10])*100" office:value-type="float" office:value="0.475059382422803" calcext:value-type="float">
            <text:p>0,475059382422803</text:p>
          </table:table-cell>
          <table:table-cell table:formula="of:=([.C9]/[.C$10])*100" office:value-type="float" office:value="0.688298918387414" calcext:value-type="float">
            <text:p>0,688298918387414</text:p>
          </table:table-cell>
          <table:table-cell table:formula="of:=([.D9]/[.D$10])*100" office:value-type="float" office:value="2.11161387631976" calcext:value-type="float">
            <text:p>2,11161387631976</text:p>
          </table:table-cell>
          <table:table-cell table:formula="of:=([.E9]/[.E$10])*100" office:value-type="float" office:value="3.11355311355311" calcext:value-type="float">
            <text:p>3,11355311355311</text:p>
          </table:table-cell>
          <table:table-cell table:formula="of:=([.E9]-[.B9])/[.B9]*100" office:value-type="float" office:value="183.333333333333" calcext:value-type="float">
            <text:p>183,333333333333</text:p>
          </table:table-cell>
          <table:table-cell table:formula="of:=([.E9]-[.D9])/[.D9]*100" office:value-type="float" office:value="21.4285714285714" calcext:value-type="float">
            <text:p>21,4285714285714</text:p>
          </table:table-cell>
        </table:table-row>
        <table:table-row table:style-name="ro1">
          <table:table-cell table:style-name="ce7" office:value-type="string" calcext:value-type="string">
            <text:p>Ensemble</text:p>
          </table:table-cell>
          <table:table-cell table:style-name="ce11" office:value-type="float" office:value="1263" calcext:value-type="float">
            <text:p>1263</text:p>
          </table:table-cell>
          <table:table-cell table:style-name="ce11" office:value-type="float" office:value="1017" calcext:value-type="float">
            <text:p>1017</text:p>
          </table:table-cell>
          <table:table-cell table:style-name="ce11" office:value-type="float" office:value="663" calcext:value-type="float">
            <text:p>663</text:p>
          </table:table-cell>
          <table:table-cell table:style-name="ce16" office:value-type="float" office:value="546" calcext:value-type="float">
            <text:p>546</text:p>
          </table:table-cell>
          <table:table-cell table:formula="of:=([.B10]/[.B$10])*100" office:value-type="float" office:value="100" calcext:value-type="float">
            <text:p>100</text:p>
          </table:table-cell>
          <table:table-cell table:formula="of:=([.C10]/[.C$10])*100" office:value-type="float" office:value="100" calcext:value-type="float">
            <text:p>100</text:p>
          </table:table-cell>
          <table:table-cell table:formula="of:=([.D10]/[.D$10])*100" office:value-type="float" office:value="100" calcext:value-type="float">
            <text:p>100</text:p>
          </table:table-cell>
          <table:table-cell table:formula="of:=([.E10]/[.E$10])*100" office:value-type="float" office:value="100" calcext:value-type="float">
            <text:p>100</text:p>
          </table:table-cell>
          <table:table-cell table:formula="of:=([.E10]-[.B10])/[.B10]*100" office:value-type="float" office:value="-56.7695961995249" calcext:value-type="float">
            <text:p>-56,7695961995249</text:p>
          </table:table-cell>
          <table:table-cell table:formula="of:=([.E10]-[.D10])/[.D10]*100" office:value-type="float" office:value="-17.6470588235294" calcext:value-type="float">
            <text:p>-17,6470588235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45:36.506000000</meta:creation-date>
    <dc:date>2018-06-13T15:51:36.310000000</dc:date>
    <meta:editing-duration>PT6M</meta:editing-duration>
    <meta:editing-cycles>1</meta:editing-cycles>
    <meta:generator>LibreOffice/5.2.6.2$Windows_X86_64 LibreOffice_project/a3100ed2409ebf1c212f5048fbe377c281438fdc</meta:generator>
    <meta:document-statistic meta:table-count="1" meta:cell-count="79" meta:object-count="0"/>
  </office:meta>
</office:document-meta>
</file>